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text-properties style:font-name="Courier New" fo:font-size="10pt" style:font-size-asian="10pt" style:font-size-complex="10pt"/>
    </style:style>
    <style:style style:name="T1" style:family="text">
      <style:text-properties style:text-position="super 58%"/>
    </style:style>
    <style:style style:name="T2" style:family="text">
      <style:text-properties style:text-position="sub 58%"/>
    </style:style>
    <style:style style:name="T3" style:family="text">
      <style:text-properties style:text-position="0% 100%"/>
    </style:style>
    <style:style style:name="T4" style:family="text">
      <style:text-properties style:text-position="0% 100%" fo:font-style="italic" style:font-style-asian="italic" style:font-style-complex="italic"/>
    </style:style>
    <style:style style:name="T5" style:family="text">
      <style:text-properties style:text-position="0% 100%" fo:font-style="normal" style:font-style-asian="normal" style:font-style-complex="normal"/>
    </style:style>
    <style:style style:name="T6" style:family="text">
      <style:text-properties style:font-name="Courier New"/>
    </style:style>
    <style:style style:name="T7" style:family="text">
      <style:text-properties fo:font-size="10pt"/>
    </style:style>
    <style:style style:name="T8" style:family="text">
      <style:text-properties style:font-size-asian="10pt"/>
    </style:style>
    <style:style style:name="T9" style:family="text">
      <style:text-properties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kay, what I'm doing in this document is trying to reproduce the published BBTM<text:span text:style-name="T2">out</text:span><text:span text:style-name="T3"> matrix from MTMout40.p, to test my assumptions about the meanings of the numbers in the filenames and the order of the entries. If I can make the matrix, then I need to tell David Jimenez-Morales that his transition probability matrices are wrong</text:span><text:span text:style-name="T5">.</text:span></text:p>
      <text:p text:style-name="Standard"><text:span text:style-name="T5"/></text:p>
      <text:p text:style-name="Standard"><text:span text:style-name="T5">Here's me comparing it as calculated by me, to it as calculated and published by David Jimenez-Morales:</text:span></text:p>
      <text:p text:style-name="Standard"><text:span text:style-name="T5"/></text:p>
      <text:p text:style-name="P2"><text:span text:style-name="T5">mtmout40 = parse_david('MTMout40.p')</text:span></text:p>
      <text:p text:style-name="P2"><text:span text:style-name="T5">computed_bbtmout40_as_dict = scoring_matrix(mtmout40, pi_out)</text:span></text:p>
      <text:p text:style-name="P2"><text:span text:style-name="T5">computed_bbtmout40_as_floatmat = to_mat(computed_bbtmout40_as_dict,</text:span></text:p>
      <text:p text:style-name="P2"><text:span text:style-name="T5"><text:s text:c="40"/>published_bbtm_ordering)</text:span></text:p>
      <text:p text:style-name="P2"><text:span text:style-name="T5">computed_bbtmout40 = round_matrix(computed_bbtmout40_as_floatmat)</text:span></text:p>
      <text:p text:style-name="P2"><text:span text:style-name="T5"/></text:p>
      <text:p text:style-name="P2"><text:span text:style-name="T5">published_bbtmout40_as_dict = parse('bbtmout.txt')</text:span></text:p>
      <text:p text:style-name="P2"><text:span text:style-name="T5">published_bbtmout40 = to_mat(published_bbtmout40_as_dict,</text:span></text:p>
      <text:p text:style-name="P2"><text:span text:style-name="T5"><text:s text:c="29"/>published_bbtm_ordering)</text:span></text:p>
      <text:p text:style-name="P2"><text:span text:style-name="T5"/></text:p>
      <text:p text:style-name="P2"><text:span text:style-name="T5">difference = published_bbtmout40 – computed_bbtmout40</text:span></text:p>
      <text:p text:style-name="P2"><text:span text:style-name="T5"/></text:p>
      <text:p text:style-name="P2"><text:span text:style-name="T5">&gt;&gt;&gt; difference</text:span></text:p>
      <text:p text:style-name="P2"><text:span text:style-name="T5">matrix([[ 1., <text:s/>0., -1., -1., <text:s/>0., <text:s/>0., -1., <text:s/>0., -1., <text:s/>0., <text:s/>1., <text:s/>0., <text:s/>0.,</text:span></text:p>
      <text:p text:style-name="P2"><text:span text:style-name="T5"><text:s text:c="10"/>0., <text:s/>0., <text:s/>0., <text:s/>1., -1., <text:s/>0., <text:s/>0.],</text:span></text:p>
      <text:p text:style-name="P2"><text:span text:style-name="T5"><text:s text:c="8"/>[ 0., <text:s/>2., <text:s/>0., <text:s/>0., -1., <text:s/>0., <text:s/>0., <text:s/>0., <text:s/>0., <text:s/>0., <text:s/>0., <text:s/>0., -1.,</text:span></text:p>
      <text:p text:style-name="P2"><text:span text:style-name="T5"><text:s text:c="9"/>-1., -1., <text:s/>0., <text:s/>0., -1., <text:s/>0., <text:s/>0.],</text:span></text:p>
      <text:p text:style-name="P2"><text:span text:style-name="T5"><text:s text:c="8"/>[-1., <text:s/>0., <text:s/>2., <text:s/>1., -1., <text:s/>1., <text:s/>0., -1., <text:s/>0., -1., -1., <text:s/>0., <text:s/>0.,</text:span></text:p>
      <text:p text:style-name="P2"><text:span text:style-name="T5"><text:s text:c="10"/>0., -1., <text:s/>1., <text:s/>0., -1., <text:s/>0., <text:s/>0.],</text:span></text:p>
      <text:p text:style-name="P2"><text:span text:style-name="T5"><text:s text:c="8"/>[-1., <text:s/>0., <text:s/>1., <text:s/>2., -1., <text:s/>0., <text:s/>0., <text:s/>0., -1., <text:s/>0., <text:s/>0., <text:s/>0., -1.,</text:span></text:p>
      <text:p text:style-name="P2"><text:span text:style-name="T5"><text:s text:c="10"/>0., -1., <text:s/>0., -1., -1., <text:s/>0., -1.],</text:span></text:p>
      <text:p text:style-name="P2"><text:span text:style-name="T5"><text:s text:c="8"/>[-1., -1., <text:s/>0., -1., <text:s/>2., -1., <text:s/>0., -1., -1., -1., -1., -1., -1.,</text:span></text:p>
      <text:p text:style-name="P2"><text:span text:style-name="T5"><text:s text:c="9"/>-1., -1., -1., <text:s/>0., -1., <text:s/>0., -1.],</text:span></text:p>
      <text:p text:style-name="P2"><text:span text:style-name="T5"><text:s text:c="8"/>[ 0., <text:s/>0., <text:s/>1., <text:s/>0., <text:s/>0., <text:s/>2., <text:s/>0., -1., <text:s/>0., -1., <text:s/>0., <text:s/>0., <text:s/>0.,</text:span></text:p>
      <text:p text:style-name="P2"><text:span text:style-name="T5"><text:s text:c="9"/>-1., <text:s/>0., <text:s/>0., <text:s/>0., <text:s/>0., -1., <text:s/>0.],</text:span></text:p>
      <text:p text:style-name="P2"><text:span text:style-name="T5"><text:s text:c="8"/>[-1., <text:s/>0., <text:s/>0., <text:s/>0., -1., <text:s/>0., <text:s/>2., -1., -1., <text:s/>0., -1., -1., -1.,</text:span></text:p>
      <text:p text:style-name="P2"><text:span text:style-name="T5"><text:s text:c="10"/>0., -1., <text:s/>0., <text:s/>0., -1., -1., <text:s/>0.],</text:span></text:p>
      <text:p text:style-name="P2"><text:span text:style-name="T5"><text:s text:c="8"/>[ 0., <text:s/>0., -1., <text:s/>0., <text:s/>0., -1., -1., <text:s/>1., -1., <text:s/>0., <text:s/>0., -1., <text:s/>0.,</text:span></text:p>
      <text:p text:style-name="P2"><text:span text:style-name="T5"><text:s text:c="9"/>-1., <text:s/>0., <text:s/>0., <text:s/>0., <text:s/>0., <text:s/>0., <text:s/>0.],</text:span></text:p>
      <text:p text:style-name="P2"><text:span text:style-name="T5"><text:s text:c="8"/>[-1., <text:s/>0., <text:s/>0., -1., -1., <text:s/>0., -1., -1., <text:s/>2., <text:s/>0., -1., <text:s/>0., -1.,</text:span></text:p>
      <text:p text:style-name="P2"><text:span text:style-name="T5"><text:s text:c="10"/>0., -1., <text:s/>0., -1., <text:s/>0., <text:s/>0., -1.],</text:span></text:p>
      <text:p text:style-name="P2"><text:span text:style-name="T5"><text:s text:c="8"/>[ 0., <text:s/>0., -1., <text:s/>0., -1., -1., <text:s/>0., <text:s/>0., <text:s/>0., <text:s/>1., <text:s/>1., -1., <text:s/>0.,</text:span></text:p>
      <text:p text:style-name="P2"><text:span text:style-name="T5"><text:s text:c="10"/>0., -1., <text:s/>0., <text:s/>0., <text:s/>0., <text:s/>0., <text:s/>0.],</text:span></text:p>
      <text:p text:style-name="P2"><text:span text:style-name="T5"><text:s text:c="8"/>[ 1., <text:s/>0., -1., <text:s/>0., <text:s/>0., <text:s/>0., -1., <text:s/>0., -1., <text:s/>1., <text:s/>1., -1., <text:s/>0.,</text:span></text:p>
      <text:p text:style-name="P2"><text:span text:style-name="T5"><text:s text:c="10"/>1., <text:s/>0., <text:s/>0., <text:s/>0., <text:s/>0., <text:s/>0., <text:s/>0.],</text:span></text:p>
      <text:p text:style-name="P2"><text:span text:style-name="T5"><text:s text:c="8"/>[ 0., <text:s/>0., <text:s/>0., <text:s/>0., -1., <text:s/>0., -1., -1., <text:s/>0., -1., -1., <text:s/>1., <text:s/>0.,</text:span></text:p>
      <text:p text:style-name="P2"><text:span text:style-name="T5"><text:s text:c="10"/>0., -1., <text:s/>0., -1., -1., -1., <text:s/>0.],</text:span></text:p>
      <text:p text:style-name="P2"><text:span text:style-name="T5"><text:s text:c="8"/>[ 0., -1., <text:s/>0., -1., <text:s/>0., <text:s/>0., -1., <text:s/>0., -1., <text:s/>0., <text:s/>0., <text:s/>0., <text:s/>2.,</text:span></text:p>
      <text:p text:style-name="P2"><text:span text:style-name="T5"><text:s text:c="10"/>1., <text:s/>0., -1., <text:s/>1., <text:s/>0., <text:s/>0., <text:s/>0.],</text:span></text:p>
      <text:p text:style-name="P2"><text:span text:style-name="T5"><text:s text:c="8"/>[ 0., -1., <text:s/>0., <text:s/>0., <text:s/>0., -1., <text:s/>0., -1., <text:s/>0., <text:s/>0., <text:s/>1., <text:s/>0., <text:s/>1.,</text:span></text:p>
      <text:p text:style-name="P2"><text:span text:style-name="T5"><text:s text:c="10"/>1., <text:s/>0., -1., <text:s/>0., <text:s/>1., <text:s/>0., <text:s/>1.],</text:span></text:p>
      <text:p text:style-name="P2"><text:span text:style-name="T5"><text:s text:c="8"/>[ 0., -1., -1., -1., -1., <text:s/>0., -1., <text:s/>0., -1., -1., <text:s/>0., <text:s/>0., -1.,</text:span></text:p>
      <text:p text:style-name="P2"><text:span text:style-name="T5"><text:s text:c="10"/>0., <text:s/>1., <text:s/>0., <text:s/>0., -1., -1., <text:s/>0.],</text:span></text:p>
      <text:p text:style-name="P2"><text:span text:style-name="T5"><text:s text:c="8"/>[ 0., <text:s/>0., <text:s/>1., <text:s/>0., -1., <text:s/>0., <text:s/>0., <text:s/>0., <text:s/>0., <text:s/>0., <text:s/>0., <text:s/>0., -1.,</text:span></text:p>
      <text:p text:style-name="P2"><text:span text:style-name="T5"><text:s text:c="9"/>-1., <text:s/>0., <text:s/>1., <text:s/>0., <text:s/>0., -1., <text:s/>0.],</text:span></text:p>
      <text:p text:style-name="P2"><text:span text:style-name="T5"><text:s text:c="8"/>[ 1., <text:s/>0., <text:s/>0., -1., <text:s/>0., <text:s/>0., <text:s/>0., <text:s/>0., -1., <text:s/>0., <text:s/>0., -1., <text:s/>1.,</text:span></text:p>
      <text:p text:style-name="P2"><text:span text:style-name="T5"><text:s text:c="10"/>0., <text:s/>0., <text:s/>0., <text:s/>1., <text:s/>0., <text:s/>0., <text:s/>1.],</text:span></text:p>
      <text:p text:style-name="P2"><text:span text:style-name="T5"><text:s text:c="8"/>[-1., -1., -1., -1., <text:s/>0., <text:s/>0., -1., <text:s/>0., <text:s/>0., <text:s/>0., <text:s/>0., -1., <text:s/>0.,</text:span></text:p>
      <text:p text:style-name="P2"><text:span text:style-name="T5"><text:s text:c="10"/>1., -1., <text:s/>0., <text:s/>0., <text:s/>1., <text:s/>0., <text:s/>1.],</text:span></text:p>
      <text:p text:style-name="P2"><text:span text:style-name="T5"><text:s text:c="8"/>[ 0., <text:s/>0., <text:s/>0., <text:s/>0., <text:s/>0., -1., -1., <text:s/>0., <text:s/>0., <text:s/>0., <text:s/>0., <text:s/>0., <text:s/>0.,</text:span></text:p>
      <text:p text:style-name="P2"><text:soft-page-break/><text:span text:style-name="T5"><text:s text:c="10"/>0., -1., -1., <text:s/>0., <text:s/>0., <text:s/>1., <text:s/>0.],</text:span></text:p>
      <text:p text:style-name="P2"><text:span text:style-name="T5"><text:s text:c="8"/>[ 0., <text:s/>0., <text:s/>0., -1., -1., <text:s/>0., <text:s/>0., <text:s/>0., -1., <text:s/>0., <text:s/>0., <text:s/>0., <text:s/>0.,</text:span></text:p>
      <text:p text:style-name="P2"><text:span text:style-name="T5"><text:s text:c="10"/>1., <text:s/>0., <text:s/>0., <text:s/>1., <text:s/>1., <text:s/>0., <text:s/>1.]])</text:span></text:p>
      <text:p text:style-name="P1"><text:span text:style-name="T5"/></text:p>
      <text:p text:style-name="Standard">It's farther than I expected but clearly almost right... I don't know how to interpret that. Especially since there's a few 2's there, so we're not just rounding differently!</text:p>
      <text:p text:style-name="Standard"/>
      <text:p text:style-name="P2">&gt;&gt;&gt; difference[2,2]</text:p>
      <text:p text:style-name="P2">2.0</text:p>
      <text:p text:style-name="P2">&gt;&gt;&gt; published_bbtmout40[2,2]</text:p>
      <text:p text:style-name="P2">13.0</text:p>
      <text:p text:style-name="P2">&gt;&gt;&gt; computed_bbtmout40_as_floatmat[2,2]</text:p>
      <text:p text:style-name="P2">11.138520477277899</text:p>
      <text:p text:style-name="Standard"/>
      <text:p text:style-name="Standard">See? He definitely did not round 11.14 to 13. And it's not just like that in the published paper, it's also like that in the folder of bbtm matrices he sent me that were calculated from the p matrices he sent me.</text:p>
      <text:p text:style-name="Standard"/>
      <text:p text:style-name="Standard">But... there's no negative twos, so maybe I've just got lambda a little high.</text:p>
      <text:p text:style-name="Standard"/>
      <text:p text:style-name="Standard">And the difference matrix grows if I calculate it from P(20) instead, so it's at least some kind of minimum:</text:p>
      <text:p text:style-name="P2">mtmout20 = parse_david('MTMout20.p')</text:p>
      <text:p text:style-name="P2">computed_bbtmout20_as_dict = scoring_matrix(mtmout20, pi_out)</text:p>
      <text:p text:style-name="P2">computed_bbtmout20_as_floatmat = to_mat(computed_bbtmout20_as_dict,</text:p>
      <text:p text:style-name="P2"><text:s text:c="40"/>published_bbtm_ordering)</text:p>
      <text:p text:style-name="P2">computed_bbtmout20 = round_matrix(computed_bbtmout20_as_floatmat)</text:p>
      <text:p text:style-name="P2"/>
      <text:p text:style-name="P2">published_bbtmout40_as_dict = parse('bbtmout.txt')</text:p>
      <text:p text:style-name="P2">published_bbtmout40 = to_mat(published_bbtmout40_as_dict,</text:p>
      <text:p text:style-name="P2"><text:s text:c="29"/>published_bbtm_ordering)</text:p>
      <text:p text:style-name="P2"/>
      <text:p text:style-name="P2">difference = published_bbtmout40 – computed_bbtmout20</text:p>
      <text:p text:style-name="P2"/>
      <text:p text:style-name="P2">&gt;&gt;&gt; difference</text:p>
      <text:p text:style-name="P2">matrix([[ 1., <text:s/>2., <text:s/>2., <text:s/>2., <text:s/>2., <text:s/>2., <text:s/>1., <text:s/>1., <text:s/>1., <text:s/>2., <text:s/>3., <text:s/>2., <text:s/>2.,</text:p>
      <text:p text:style-name="P2"><text:s text:c="10"/>2., <text:s/>2., <text:s/>2., <text:s/>2., <text:s/>2., <text:s/>2., <text:s/>1.],</text:p>
      <text:p text:style-name="P2"><text:s text:c="8"/>[ 2., <text:s/>2., <text:s/>2., <text:s/>2., <text:s/>1., <text:s/>2., <text:s/>2., <text:s/>2., <text:s/>2., <text:s/>2., <text:s/>1., <text:s/>2., <text:s/>1.,</text:p>
      <text:p text:style-name="P2"><text:s text:c="10"/>2., <text:s/>1., <text:s/>2., <text:s/>2., <text:s/>1., <text:s/>2., <text:s/>2.],</text:p>
      <text:p text:style-name="P2"><text:s text:c="8"/>[ 2., <text:s/>2., <text:s/>2., <text:s/>2., <text:s/>1., <text:s/>3., <text:s/>2., <text:s/>1., <text:s/>2., <text:s/>2., <text:s/>1., <text:s/>2., <text:s/>2.,</text:p>
      <text:p text:style-name="P2"><text:s text:c="10"/>2., <text:s/>1., <text:s/>2., <text:s/>2., <text:s/>1., <text:s/>2., <text:s/>2.],</text:p>
      <text:p text:style-name="P2"><text:s text:c="8"/>[ 2., <text:s/>2., <text:s/>2., <text:s/>2., <text:s/>1., <text:s/>2., <text:s/>2., <text:s/>2., <text:s/>1., <text:s/>2., <text:s/>2., <text:s/>2., <text:s/>1.,</text:p>
      <text:p text:style-name="P2"><text:s text:c="10"/>2., <text:s/>1., <text:s/>2., <text:s/>1., <text:s/>1., <text:s/>2., <text:s/>2.],</text:p>
      <text:p text:style-name="P2"><text:s text:c="8"/>[ 1., <text:s/>1., <text:s/>2., <text:s/>1., <text:s/>2., <text:s/>1., <text:s/>2., <text:s/>1., <text:s/>1., <text:s/>1., <text:s/>1., <text:s/>1., <text:s/>1.,</text:p>
      <text:p text:style-name="P2"><text:s text:c="10"/>1., <text:s/>1., <text:s/>1., <text:s/>1., <text:s/>1., <text:s/>2., <text:s/>1.],</text:p>
      <text:p text:style-name="P2"><text:s text:c="8"/>[ 2., <text:s/>2., <text:s/>3., <text:s/>2., <text:s/>1., <text:s/>2., <text:s/>2., <text:s/>1., <text:s/>2., <text:s/>2., <text:s/>2., <text:s/>2., <text:s/>2.,</text:p>
      <text:p text:style-name="P2"><text:s text:c="10"/>1., <text:s/>1., <text:s/>2., <text:s/>2., <text:s/>2., <text:s/>1., <text:s/>2.],</text:p>
      <text:p text:style-name="P2"><text:s text:c="8"/>[ 1., <text:s/>2., <text:s/>2., <text:s/>2., <text:s/>1., <text:s/>2., <text:s/>2., <text:s/>1., <text:s/>1., <text:s/>2., <text:s/>1., <text:s/>1., <text:s/>1.,</text:p>
      <text:p text:style-name="P2"><text:s text:c="10"/>2., <text:s/>1., <text:s/>2., <text:s/>1., <text:s/>1., <text:s/>1., <text:s/>2.],</text:p>
      <text:p text:style-name="P2"><text:s text:c="8"/>[ 1., <text:s/>2., <text:s/>1., <text:s/>2., <text:s/>1., <text:s/>1., <text:s/>1., <text:s/>1., <text:s/>1., <text:s/>4., <text:s/>2., <text:s/>1., <text:s/>2.,</text:p>
      <text:p text:style-name="P2"><text:s text:c="10"/>2., <text:s/>2., <text:s/>2., <text:s/>2., <text:s/>2., <text:s/>2., <text:s/>3.],</text:p>
      <text:p text:style-name="P2"><text:s text:c="8"/>[ 1., <text:s/>2., <text:s/>2., <text:s/>1., <text:s/>1., <text:s/>2., <text:s/>1., <text:s/>1., <text:s/>2., <text:s/>2., <text:s/>1., <text:s/>2., <text:s/>1.,</text:p>
      <text:p text:style-name="P2"><text:s text:c="10"/>2., <text:s/>1., <text:s/>2., <text:s/>1., <text:s/>2., <text:s/>2., <text:s/>1.],</text:p>
      <text:p text:style-name="P2"><text:s text:c="8"/>[ 2., <text:s/>2., <text:s/>2., <text:s/>2., <text:s/>1., <text:s/>2., <text:s/>2., <text:s/>4., <text:s/>2., <text:s/>0., <text:s/>2., <text:s/>1., <text:s/>2.,</text:p>
      <text:p text:style-name="P2"><text:s text:c="10"/>2., <text:s/>2., <text:s/>3., <text:s/>3., <text:s/>3., <text:s/>2., <text:s/>0.],</text:p>
      <text:p text:style-name="P2"><text:s text:c="8"/>[ 3., <text:s/>2., <text:s/>1., <text:s/>2., <text:s/>3., <text:s/>2., <text:s/>1., <text:s/>2., <text:s/>1., <text:s/>2., <text:s/>0., <text:s/>1., <text:s/>2.,</text:p>
      <text:p text:style-name="P2"><text:s text:c="10"/>2., <text:s/>2., <text:s/>3., <text:s/>2., <text:s/>2., <text:s/>2., <text:s/>1.],</text:p>
      <text:p text:style-name="P2"><text:s text:c="8"/>[ 2., <text:s/>2., <text:s/>2., <text:s/>2., <text:s/>1., <text:s/>2., <text:s/>1., <text:s/>1., <text:s/>2., <text:s/>1., <text:s/>1., <text:s/>1., <text:s/>1.,</text:p>
      <text:p text:style-name="P2"><text:soft-page-break/><text:s text:c="10"/>2., <text:s/>1., <text:s/>1., <text:s/>1., <text:s/>1., <text:s/>1., <text:s/>2.],</text:p>
      <text:p text:style-name="P2"><text:s text:c="8"/>[ 2., <text:s/>1., <text:s/>2., <text:s/>1., <text:s/>2., <text:s/>2., <text:s/>1., <text:s/>2., <text:s/>1., <text:s/>2., <text:s/>2., <text:s/>1., <text:s/>1.,</text:p>
      <text:p text:style-name="P2"><text:s text:c="10"/>3., <text:s/>2., <text:s/>2., <text:s/>2., <text:s/>2., <text:s/>2., <text:s/>2.],</text:p>
      <text:p text:style-name="P2"><text:s text:c="8"/>[ 2., <text:s/>2., <text:s/>2., <text:s/>2., <text:s/>2., <text:s/>1., <text:s/>2., <text:s/>2., <text:s/>2., <text:s/>2., <text:s/>2., <text:s/>2., <text:s/>3.,</text:p>
      <text:p text:style-name="P2"><text:s text:c="10"/>0., <text:s/>1., <text:s/>1., <text:s/>3., <text:s/>2., <text:s/>1., <text:s/>3.],</text:p>
      <text:p text:style-name="P2"><text:s text:c="8"/>[ 2., <text:s/>1., <text:s/>1., <text:s/>1., <text:s/>1., <text:s/>1., <text:s/>1., <text:s/>2., <text:s/>1., <text:s/>2., <text:s/>2., <text:s/>1., <text:s/>1.,</text:p>
      <text:p text:style-name="P2"><text:s text:c="10"/>1., <text:s/>1., <text:s/>2., <text:s/>2., <text:s/>1., <text:s/>2., <text:s/>2.],</text:p>
      <text:p text:style-name="P2"><text:s text:c="8"/>[ 2., <text:s/>2., <text:s/>2., <text:s/>2., <text:s/>1., <text:s/>2., <text:s/>2., <text:s/>2., <text:s/>2., <text:s/>3., <text:s/>3., <text:s/>1., <text:s/>2.,</text:p>
      <text:p text:style-name="P2"><text:s text:c="10"/>1., <text:s/>2., <text:s/>1., <text:s/>2., <text:s/>2., <text:s/>1., <text:s/>3.],</text:p>
      <text:p text:style-name="P2"><text:s text:c="8"/>[ 2., <text:s/>2., <text:s/>2., <text:s/>1., <text:s/>1., <text:s/>2., <text:s/>1., <text:s/>2., <text:s/>1., <text:s/>3., <text:s/>2., <text:s/>1., <text:s/>2.,</text:p>
      <text:p text:style-name="P2"><text:s text:c="10"/>3., <text:s/>2., <text:s/>2., <text:s/>1., <text:s/>2., <text:s/>2., <text:s/>2.],</text:p>
      <text:p text:style-name="P2"><text:s text:c="8"/>[ 2., <text:s/>1., <text:s/>1., <text:s/>1., <text:s/>1., <text:s/>2., <text:s/>1., <text:s/>2., <text:s/>2., <text:s/>3., <text:s/>2., <text:s/>1., <text:s/>2.,</text:p>
      <text:p text:style-name="P2"><text:s text:c="10"/>2., <text:s/>1., <text:s/>2., <text:s/>2., <text:s/>1., <text:s/>2., <text:s/>2.],</text:p>
      <text:p text:style-name="P2"><text:s text:c="8"/>[ 2., <text:s/>2., <text:s/>2., <text:s/>2., <text:s/>1., <text:s/>1., <text:s/>1., <text:s/>2., <text:s/>2., <text:s/>2., <text:s/>2., <text:s/>1., <text:s/>2.,</text:p>
      <text:p text:style-name="P2"><text:s text:c="10"/>1., <text:s/>2., <text:s/>1., <text:s/>2., <text:s/>2., <text:s/>1., <text:s/>2.],</text:p>
      <text:p text:style-name="P2"><text:s text:c="8"/>[ 1., <text:s/>2., <text:s/>2., <text:s/>2., <text:s/>1., <text:s/>2., <text:s/>2., <text:s/>3., <text:s/>1., <text:s/>0., <text:s/>1., <text:s/>2., <text:s/>2.,</text:p>
      <text:p text:style-name="P2"><text:s text:c="10"/>3., <text:s/>2., <text:s/>3., <text:s/>2., <text:s/>2., <text:s/>2., <text:s/>0.]])</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 Davis</meta:initial-creator>
    <meta:creation-date>2012-08-25T16:34:33.20</meta:creation-date>
    <dc:date>2012-08-26T14:19:52.48</dc:date>
    <dc:creator>Alex Davis</dc:creator>
    <meta:editing-duration>PT21H45M08S</meta:editing-duration>
    <meta:editing-cycles>19</meta:editing-cycles>
    <meta:generator>OpenOffice.org/3.2$Win32 OpenOffice.org_project/320m18$Build-9502</meta:generator>
    <meta:document-statistic meta:table-count="0" meta:image-count="0" meta:object-count="0" meta:page-count="3" meta:paragraph-count="112" meta:word-count="1077" meta:character-count="6837"/>
  </office:meta>
</office:document-meta>
</file>